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static_log" table:style-name="ta1">
        <table:shapes>
          <draw:frame draw:z-index="0" draw:style-name="gr1" draw:text-style-name="P1" svg:width="15.999cm" svg:height="8.999cm" svg:x="12.058cm" svg:y="0.1cm">
            <draw:object draw:notify-on-update-of-ranges="experiment_static_log.F1:experiment_static_log.F6 experiment_static_log.G1:experiment_static_log.G6 experiment_static_log.H1:experiment_static_log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5" table:default-cell-style-name="Default"/>
        <table:table-column table:style-name="co5" table:number-columns-repeated="1015" table:default-cell-style-name="ce1"/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.4436" calcext:value-type="float">
            <text:p>1.4436</text:p>
          </table:table-cell>
          <table:table-cell office:value-type="string" calcext:value-type="string">
            <text:p>Block 0</text:p>
          </table:table-cell>
          <table:table-cell table:formula="of:=AVERAGEIFS([.E1:.E6]; [.D1:.D6]; 0)" office:value-type="float" office:value="2.2147" calcext:value-type="float">
            <text:p>2.2147</text:p>
          </table:table-cell>
          <table:table-cell table:formula="of:=AVERAGEIFS([.E38:.E43]; [.D38:.D43]; 0)" office:value-type="float" office:value="2.59851666666667" calcext:value-type="float">
            <text:p>2.59851666666667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9668" calcext:value-type="float">
            <text:p>3.9668</text:p>
          </table:table-cell>
          <table:table-cell office:value-type="string" calcext:value-type="string">
            <text:p>Block 1</text:p>
          </table:table-cell>
          <table:table-cell table:formula="of:=AVERAGEIFS([.E7:.E12]; [.D7:.D12]; 1)" office:value-type="float" office:value="2.3035" calcext:value-type="float">
            <text:p>2.3035</text:p>
          </table:table-cell>
          <table:table-cell table:formula="of:=AVERAGEIFS([.E44:.E49]; [.D44:.D49]; 1)" office:value-type="float" office:value="2.83121666666667" calcext:value-type="float">
            <text:p>2.83121666666667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.1589" calcext:value-type="float">
            <text:p>2.1589</text:p>
          </table:table-cell>
          <table:table-cell office:value-type="string" calcext:value-type="string">
            <text:p>Block 2</text:p>
          </table:table-cell>
          <table:table-cell table:formula="of:=AVERAGEIFS([.E13:.E18]; [.D13:.D18]; 2)" office:value-type="float" office:value="3.9581" calcext:value-type="float">
            <text:p>3.9581</text:p>
          </table:table-cell>
          <table:table-cell table:formula="of:=AVERAGEIFS([.E50:.E55]; [.D50:.D55]; 2)" office:value-type="float" office:value="3.27668333333333" calcext:value-type="float">
            <text:p>3.27668333333333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.4882" calcext:value-type="float">
            <text:p>2.4882</text:p>
          </table:table-cell>
          <table:table-cell office:value-type="string" calcext:value-type="string">
            <text:p>Block 3</text:p>
          </table:table-cell>
          <table:table-cell table:formula="of:=AVERAGEIFS([.E19:.E24]; [.D19:.D24]; 3)" office:value-type="float" office:value="1.71146666666667" calcext:value-type="float">
            <text:p>1.71146666666667</text:p>
          </table:table-cell>
          <table:table-cell table:formula="of:=AVERAGEIFS([.E56:.E61]; [.D56:.D61]; 3)" office:value-type="float" office:value="4.9633" calcext:value-type="float">
            <text:p>4.9633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3034" calcext:value-type="float">
            <text:p>2.3034</text:p>
          </table:table-cell>
          <table:table-cell office:value-type="string" calcext:value-type="string">
            <text:p>Block 4</text:p>
          </table:table-cell>
          <table:table-cell table:formula="of:=AVERAGEIFS([.E25:.E30]; [.D25:.D30]; 4)" office:value-type="float" office:value="2.36206666666667" calcext:value-type="float">
            <text:p>2.36206666666667</text:p>
          </table:table-cell>
          <table:table-cell table:formula="of:=AVERAGEIFS([.E62:.E67]; [.D62:.D67]; 4)" office:value-type="float" office:value="3.13388333333333" calcext:value-type="float">
            <text:p>3.13388333333333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0.9273" calcext:value-type="float">
            <text:p>0.9273</text:p>
          </table:table-cell>
          <table:table-cell office:value-type="string" calcext:value-type="string">
            <text:p>Block 5</text:p>
          </table:table-cell>
          <table:table-cell table:formula="of:=AVERAGEIFS([.E31:.E36]; [.D31:.D36]; 5)" office:value-type="float" office:value="2.05263333333333" calcext:value-type="float">
            <text:p>2.05263333333333</text:p>
          </table:table-cell>
          <table:table-cell table:formula="of:=AVERAGEIFS([.E68:.E73]; [.D68:.D73]; 5)" office:value-type="float" office:value="3.76725" calcext:value-type="float">
            <text:p>3.76725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.6632" calcext:value-type="float">
            <text:p>1.663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3.1269" calcext:value-type="float">
            <text:p>3.1269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1925" calcext:value-type="float">
            <text:p>1.192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3.3912" calcext:value-type="float">
            <text:p>3.391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.9675" calcext:value-type="float">
            <text:p>0.967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3.4797" calcext:value-type="float">
            <text:p>3.4797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1.0791" calcext:value-type="float">
            <text:p>1.079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9831" calcext:value-type="float">
            <text:p>0.983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0.0397" calcext:value-type="float">
            <text:p>10.0397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3.415" calcext:value-type="float">
            <text:p>3.41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.4803" calcext:value-type="float">
            <text:p>4.480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3.7514" calcext:value-type="float">
            <text:p>3.751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9915" calcext:value-type="float">
            <text:p>0.991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1.6714" calcext:value-type="float">
            <text:p>1.671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5275" calcext:value-type="float">
            <text:p>1.527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.0955" calcext:value-type="float">
            <text:p>2.095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.9436" calcext:value-type="float">
            <text:p>2.943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1.0393" calcext:value-type="float">
            <text:p>1.039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.3034" calcext:value-type="float">
            <text:p>1.303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.4075" calcext:value-type="float">
            <text:p>2.407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.8319" calcext:value-type="float">
            <text:p>3.8319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2.3748" calcext:value-type="float">
            <text:p>2.3748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2.4476" calcext:value-type="float">
            <text:p>2.447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.8072" calcext:value-type="float">
            <text:p>1.807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4313" calcext:value-type="float">
            <text:p>1.431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0.9348" calcext:value-type="float">
            <text:p>0.9348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.2161" calcext:value-type="float">
            <text:p>2.216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3.1515" calcext:value-type="float">
            <text:p>3.151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2.2153" calcext:value-type="float">
            <text:p>2.215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.3668" calcext:value-type="float">
            <text:p>2.3668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6.6756" calcext:value-type="float">
            <text:p>6.675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6312" calcext:value-type="float">
            <text:p>2.631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.311" calcext:value-type="float">
            <text:p>2.31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.6313" calcext:value-type="float">
            <text:p>1.631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.143" calcext:value-type="float">
            <text:p>2.14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3.6154" calcext:value-type="float">
            <text:p>3.615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.8233" calcext:value-type="float">
            <text:p>3.823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.9831" calcext:value-type="float">
            <text:p>1.983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.4393" calcext:value-type="float">
            <text:p>2.439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.9832" calcext:value-type="float">
            <text:p>2.983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.4714" calcext:value-type="float">
            <text:p>2.471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.5752" calcext:value-type="float">
            <text:p>5.575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.6551" calcext:value-type="float">
            <text:p>1.6551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4.2474" calcext:value-type="float">
            <text:p>4.247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2.7838" calcext:value-type="float">
            <text:p>2.7838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9272" calcext:value-type="float">
            <text:p>2.927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.4387" calcext:value-type="float">
            <text:p>2.4387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.8633" calcext:value-type="float">
            <text:p>12.863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.6074" calcext:value-type="float">
            <text:p>2.607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.4315" calcext:value-type="float">
            <text:p>5.431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3.2076" calcext:value-type="float">
            <text:p>3.207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3.2313" calcext:value-type="float">
            <text:p>3.231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3.3032" calcext:value-type="float">
            <text:p>3.3032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2.7433" calcext:value-type="float">
            <text:p>2.743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float" office:value="4.9834" calcext:value-type="float">
            <text:p>4.9834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.3506" calcext:value-type="float">
            <text:p>3.350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.6793" calcext:value-type="float">
            <text:p>2.679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.7435" calcext:value-type="float">
            <text:p>1.743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.6155" calcext:value-type="float">
            <text:p>1.6155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.9433" calcext:value-type="float">
            <text:p>1.943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.3033" calcext:value-type="float">
            <text:p>3.303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2.0553" calcext:value-type="float">
            <text:p>2.055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5.9593" calcext:value-type="float">
            <text:p>5.9593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7.7268" calcext:value-type="float">
            <text:p>7.7268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13:09:44.874162739</dc:date>
    <meta:editing-duration>PT29M23S</meta:editing-duration>
    <meta:editing-cycles>15</meta:editing-cycles>
    <meta:generator>LibreOffice/7.3.7.2$Linux_X86_64 LibreOffice_project/30$Build-2</meta:generator>
    <meta:document-statistic meta:table-count="1" meta:cell-count="3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power static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power dynamtic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Static vs Dynamic Keyboard Layout</text:p>
        </chart:title>
        <chart:legend chart:legend-position="end" svg:x="12.248cm" svg:y="3.454cm" style:legend-expansion="high" chart:style-name="ch3"/>
        <chart:plot-area chart:style-name="ch4" table:cell-range-address="experiment_static_log.F1:experiment_static_log.H6" chart:data-source-has-labels="both" svg:x="1.331cm" svg:y="1.275cm" svg:width="10.597cm" svg:height="6.564cm">
          <chart:coordinate-region svg:x="1.913cm" svg:y="1.474cm" svg:width="9.431cm" svg:height="5.718cm"/>
          <chart:axis chart:dimension="x" chart:name="primary-x" chart:style-name="ch5" chartooo:axis-type="auto">
            <chartooo:date-scale/>
            <chart:title svg:x="5.553cm" svg:y="8.019cm" chart:style-name="ch6">
              <text:p>Block Number</text:p>
            </chart:title>
            <chart:categories table:cell-range-address="experiment_static_log.F1:experiment_static_log.F6"/>
          </chart:axis>
          <chart:axis chart:dimension="y" chart:name="primary-y" chart:style-name="ch5">
            <chart:title svg:x="0.451cm" svg:y="5.911cm" chart:style-name="ch7">
              <text:p>Selection Time (s)</text:p>
            </chart:title>
            <chart:grid chart:style-name="ch8" chart:class="major"/>
          </chart:axis>
          <chart:series chart:style-name="ch9" chart:values-cell-range-address="experiment_static_log.G1:experiment_static_log.G6" loext:label-string="static" chart:class="chart:line">
            <chart:regression-curve chart:style-name="ch10">
              <chart:equation chart:display-equation="true" chart:display-r-square="true" svg:x="0.929cm" svg:y="5.376cm"/>
            </chart:regression-curve>
            <chart:data-point chart:repeated="6"/>
          </chart:series>
          <chart:series chart:style-name="ch11" chart:values-cell-range-address="experiment_static_log.H1:experiment_static_log.H6" loext:label-string="dynamic" chart:class="chart:line">
            <chart:regression-curve chart:style-name="ch12">
              <chart:equation chart:display-equation="true" chart:display-r-square="true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Block 0</text:p>
                <draw:g>
                  <svg:desc>experiment_static_log.F1:experiment_static_log.F6</svg:desc>
                </draw:g>
              </table:table-cell>
              <table:table-cell office:value-type="float" office:value="2.2147">
                <text:p>2.2147</text:p>
                <draw:g>
                  <svg:desc>experiment_static_log.G1:experiment_static_log.G6</svg:desc>
                </draw:g>
              </table:table-cell>
              <table:table-cell office:value-type="float" office:value="2.59851666666667">
                <text:p>2.59851666666667</text:p>
                <draw:g>
                  <svg:desc>experiment_static_log.H1:experiment_static_log.H6</svg:desc>
                </draw:g>
              </table:table-cell>
            </table:table-row>
            <table:table-row>
              <table:table-cell office:value-type="string">
                <text:p>Block 1</text:p>
              </table:table-cell>
              <table:table-cell office:value-type="float" office:value="2.3035">
                <text:p>2.3035</text:p>
              </table:table-cell>
              <table:table-cell office:value-type="float" office:value="2.83121666666667">
                <text:p>2.83121666666667</text:p>
              </table:table-cell>
            </table:table-row>
            <table:table-row>
              <table:table-cell office:value-type="string">
                <text:p>Block 2</text:p>
              </table:table-cell>
              <table:table-cell office:value-type="float" office:value="3.9581">
                <text:p>3.9581</text:p>
              </table:table-cell>
              <table:table-cell office:value-type="float" office:value="3.27668333333333">
                <text:p>3.27668333333333</text:p>
              </table:table-cell>
            </table:table-row>
            <table:table-row>
              <table:table-cell office:value-type="string">
                <text:p>Block 3</text:p>
              </table:table-cell>
              <table:table-cell office:value-type="float" office:value="1.71146666666667">
                <text:p>1.71146666666667</text:p>
              </table:table-cell>
              <table:table-cell office:value-type="float" office:value="4.9633">
                <text:p>4.9633</text:p>
              </table:table-cell>
            </table:table-row>
            <table:table-row>
              <table:table-cell office:value-type="string">
                <text:p>Block 4</text:p>
              </table:table-cell>
              <table:table-cell office:value-type="float" office:value="2.36206666666667">
                <text:p>2.36206666666667</text:p>
              </table:table-cell>
              <table:table-cell office:value-type="float" office:value="3.13388333333333">
                <text:p>3.13388333333333</text:p>
              </table:table-cell>
            </table:table-row>
            <table:table-row>
              <table:table-cell office:value-type="string">
                <text:p>Block 5</text:p>
              </table:table-cell>
              <table:table-cell office:value-type="float" office:value="2.05263333333333">
                <text:p>2.05263333333333</text:p>
              </table:table-cell>
              <table:table-cell office:value-type="float" office:value="3.76725">
                <text:p>3.76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